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text-underline-style="none" fo:font-weight="bold" style:font-weight-asian="bold" style:font-weight-complex="bold"/>
    </style:style>
    <style:style style:name="P2" style:family="paragraph" style:parent-style-name="Text_20_body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3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De la visión a los requerimientos</text:h>
      <text:p text:style-name="P1"/>
      <text:p text:style-name="P1">¿Qué es un MMF?</text:p>
      <text:p text:style-name="P2">Un Minimum Marketable Features es un conjunto de caracteristicas que representan la porción más pequeña posible de funcionalidad que tiene el valor suficiente para aportar a los usuarios finales.</text:p>
      <text:p text:style-name="P2"/>
      <text:p text:style-name="P1">¿Cómo se identifica?</text:p>
      <text:p text:style-name="P2">Se identifica durante la etapa de busqueda de funcionalidades del modelo agil donde a partir de los roles identificados en la etapa anterior se piensan en las posibles funcionalidades requeridas por cada rol en particular. A partir de tener todas esas funcionalidades se divide la construcción del proyecto en iteraciones que van produciendo incrementos funcionales potencialmente entregables para el cliente.</text:p>
      <text:p text:style-name="P1"/>
      <text:p text:style-name="P1">¿Cómo se relaciona con las user stories?</text:p>
      <text:p text:style-name="P2">Las user stories son esas caracteristicas que necesita el producto para llegar a ser un MMF ya que estas son descritas por el Product Owner por orden de priorida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jandro Merlo</meta:initial-creator>
    <meta:creation-date>2012-09-16T21:05:40.93</meta:creation-date>
    <meta:generator>OpenOffice.org/3.4$Win32 OpenOffice.org_project/340m1$Build-9590</meta:generator>
    <meta:document-statistic meta:table-count="0" meta:image-count="0" meta:object-count="0" meta:page-count="1" meta:paragraph-count="7" meta:word-count="138" meta:character-count="875"/>
    <dc:date>2012-09-17T02:30:20.61</dc:date>
    <dc:creator>Alejandro Merlo</dc:creator>
    <meta:editing-duration>PT5H24M41S</meta:editing-duration>
    <meta:editing-cycles>1</meta:editing-cycles>
  </office:meta>
</office:document-meta>
</file>